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d251" officeooo:paragraph-rsid="0019d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sta da questão 1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2:02:52.844000000</meta:creation-date>
    <dc:date>2013-12-04T22:03:30.189000000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4.1.3.2$Windows_x86 LibreOffice_project/70feb7d99726f064edab4605a8ab840c50ec57a</meta:generator>
  </office:meta>
</office:document-meta>
</file>